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84cdf" officeooo:paragraph-rsid="00184cdf"/>
    </style:style>
    <style:style style:name="P2" style:family="paragraph" style:parent-style-name="Text_20_body">
      <style:text-properties officeooo:paragraph-rsid="001d3471"/>
    </style:style>
    <style:style style:name="P3" style:family="paragraph" style:parent-style-name="Text_20_body">
      <style:text-properties officeooo:paragraph-rsid="001e8e3b"/>
    </style:style>
    <style:style style:name="P4" style:family="paragraph" style:parent-style-name="Text_20_body">
      <style:text-properties officeooo:rsid="00267a82" officeooo:paragraph-rsid="00267a82"/>
    </style:style>
    <style:style style:name="P5" style:family="paragraph" style:parent-style-name="Text_20_body">
      <style:paragraph-properties fo:text-align="start" style:justify-single-word="false"/>
      <style:text-properties officeooo:paragraph-rsid="00299a5e"/>
    </style:style>
    <style:style style:name="P6" style:family="paragraph" style:parent-style-name="Text_20_body">
      <style:text-properties officeooo:rsid="00299a5e" officeooo:paragraph-rsid="00299a5e"/>
    </style:style>
    <style:style style:name="P7" style:family="paragraph" style:parent-style-name="Text_20_body">
      <style:paragraph-properties fo:margin-left="0.397cm" fo:margin-right="0cm" fo:text-indent="0cm" style:auto-text-indent="false"/>
      <style:text-properties fo:color="#2a6099" style:font-name="Courier New" officeooo:rsid="00282c0f" officeooo:paragraph-rsid="00282c0f"/>
    </style:style>
    <style:style style:name="P8" style:family="paragraph" style:parent-style-name="Text_20_body">
      <style:paragraph-properties fo:margin-left="0.397cm" fo:margin-right="0cm" fo:margin-top="0cm" fo:margin-bottom="0cm" loext:contextual-spacing="false" fo:text-indent="0cm" style:auto-text-indent="false"/>
      <style:text-properties fo:color="#2a6099" style:font-name="Courier New" officeooo:rsid="00184cdf" officeooo:paragraph-rsid="00184cdf"/>
    </style:style>
    <style:style style:name="P9" style:family="paragraph" style:parent-style-name="Text_20_body">
      <style:paragraph-properties fo:margin-left="0.397cm" fo:margin-right="0cm" fo:margin-top="0cm" fo:margin-bottom="0cm" loext:contextual-spacing="false" fo:text-indent="0cm" style:auto-text-indent="false"/>
      <style:text-properties fo:color="#2a6099" style:font-name="Courier New" officeooo:rsid="00184cdf" officeooo:paragraph-rsid="001a0cf0"/>
    </style:style>
    <style:style style:name="P10" style:family="paragraph" style:parent-style-name="Text_20_body">
      <style:paragraph-properties fo:margin-left="0.397cm" fo:margin-right="0cm" fo:margin-top="0cm" fo:margin-bottom="0cm" loext:contextual-spacing="false" fo:text-indent="0cm" style:auto-text-indent="false"/>
      <style:text-properties fo:color="#2a6099" style:font-name="Courier New" officeooo:rsid="00184cdf" officeooo:paragraph-rsid="001e8e3b"/>
    </style:style>
    <style:style style:name="P11" style:family="paragraph" style:parent-style-name="Text_20_body">
      <style:paragraph-properties fo:margin-left="0.397cm" fo:margin-right="0cm" fo:margin-top="0cm" fo:margin-bottom="0cm" loext:contextual-spacing="false" fo:text-indent="0cm" style:auto-text-indent="false"/>
      <style:text-properties fo:color="#2a6099" style:font-name="Courier New" officeooo:rsid="00184cdf" officeooo:paragraph-rsid="0021524f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2a6099" style:font-name="Courier New" officeooo:rsid="00184cdf" officeooo:paragraph-rsid="001a0cf0"/>
    </style:style>
    <style:style style:name="P13" style:family="paragraph" style:parent-style-name="Standard">
      <style:paragraph-properties fo:text-align="start" style:justify-single-word="false"/>
      <style:text-properties officeooo:paragraph-rsid="00299a5e"/>
    </style:style>
    <style:style style:name="P14" style:family="paragraph" style:parent-style-name="Subtitle">
      <style:text-properties officeooo:paragraph-rsid="00299a5e"/>
    </style:style>
    <style:style style:name="P15" style:family="paragraph" style:parent-style-name="Text_20_body">
      <style:text-properties officeooo:rsid="001d3471" officeooo:paragraph-rsid="001e8e3b"/>
    </style:style>
    <style:style style:name="P16" style:family="paragraph" style:parent-style-name="Text_20_body">
      <style:text-properties fo:color="#2a6099" style:font-name="Courier New" officeooo:rsid="00282c0f" officeooo:paragraph-rsid="00299a5e"/>
    </style:style>
    <style:style style:name="P17" style:family="paragraph" style:parent-style-name="Text_20_body" style:list-style-name="L1">
      <style:paragraph-properties fo:margin-left="0.397cm" fo:margin-right="0cm" fo:margin-top="0cm" fo:margin-bottom="0cm" loext:contextual-spacing="false" fo:text-indent="0cm" style:auto-text-indent="false"/>
      <style:text-properties fo:color="#2a6099" style:font-name="Courier New" officeooo:rsid="00184cdf" officeooo:paragraph-rsid="00184cdf"/>
    </style:style>
    <style:style style:name="P18" style:family="paragraph" style:parent-style-name="Text_20_body">
      <style:paragraph-properties fo:margin-left="0.397cm" fo:margin-right="0cm" fo:margin-top="0cm" fo:margin-bottom="0cm" loext:contextual-spacing="false" fo:text-indent="0cm" style:auto-text-indent="false"/>
      <style:text-properties fo:color="#2a6099" style:font-name="Courier New" officeooo:rsid="001e8e3b" officeooo:paragraph-rsid="001e8e3b"/>
    </style:style>
    <style:style style:name="P19" style:family="paragraph" style:parent-style-name="Text_20_body">
      <style:paragraph-properties fo:margin-left="0.397cm" fo:margin-right="0cm" fo:margin-top="0cm" fo:margin-bottom="0cm" loext:contextual-spacing="false" fo:text-indent="0cm" style:auto-text-indent="false"/>
      <style:text-properties fo:color="#2a6099" style:font-name="Courier New" officeooo:rsid="001ff55b" officeooo:paragraph-rsid="0021524f"/>
    </style:style>
    <style:style style:name="P20" style:family="paragraph" style:parent-style-name="Text_20_body">
      <style:paragraph-properties fo:margin-left="0.397cm" fo:margin-right="0cm" fo:margin-top="0cm" fo:margin-bottom="0cm" loext:contextual-spacing="false" fo:text-indent="0cm" style:auto-text-indent="false"/>
      <style:text-properties fo:color="#2a6099" style:font-name="Courier New" officeooo:rsid="001a0cf0" officeooo:paragraph-rsid="001e8e3b"/>
    </style:style>
    <style:style style:name="P21" style:family="paragraph" style:parent-style-name="Text_20_body" style:list-style-name="L1">
      <style:paragraph-properties fo:margin-left="0.397cm" fo:margin-right="0cm" fo:margin-top="0cm" fo:margin-bottom="0cm" loext:contextual-spacing="false" fo:text-indent="0cm" style:auto-text-indent="false"/>
      <style:text-properties fo:color="#2a6099" style:font-name="Courier New" officeooo:rsid="0024da1e" officeooo:paragraph-rsid="0024da1e"/>
    </style:style>
    <style:style style:name="P22" style:family="paragraph" style:parent-style-name="Text_20_body" style:list-style-name="L1">
      <style:paragraph-properties fo:margin-left="0.397cm" fo:margin-right="0cm" fo:margin-top="0cm" fo:margin-bottom="0cm" loext:contextual-spacing="false" fo:text-indent="0cm" style:auto-text-indent="false"/>
      <style:text-properties fo:color="#2a6099" style:font-name="Courier New" officeooo:rsid="00299a5e" officeooo:paragraph-rsid="00299a5e"/>
    </style:style>
    <style:style style:name="P23" style:family="paragraph" style:parent-style-name="Text_20_body" style:list-style-name="L1">
      <style:paragraph-properties fo:margin-left="0.397cm" fo:margin-right="0cm" fo:margin-top="0cm" fo:margin-bottom="0cm" loext:contextual-spacing="false" fo:text-indent="0cm" style:auto-text-indent="false"/>
      <style:text-properties fo:color="#2a6099" style:font-name="Courier New" officeooo:paragraph-rsid="00184cdf"/>
    </style:style>
    <style:style style:name="P24" style:family="paragraph" style:parent-style-name="Text_20_body" style:list-style-name="L1">
      <style:paragraph-properties fo:margin-left="0.397cm" fo:margin-right="0cm" fo:text-indent="0cm" style:auto-text-indent="false"/>
      <style:text-properties fo:color="#2a6099" style:font-name="Courier New" officeooo:rsid="00184cdf" officeooo:paragraph-rsid="00184cdf"/>
    </style:style>
    <style:style style:name="P25" style:family="paragraph" style:parent-style-name="Text_20_body" style:list-style-name="L1">
      <style:paragraph-properties fo:margin-left="0.397cm" fo:margin-right="0cm" fo:text-indent="0cm" style:auto-text-indent="false"/>
      <style:text-properties fo:color="#2a6099" style:font-name="Courier New" officeooo:rsid="00267a82" officeooo:paragraph-rsid="00267a82"/>
    </style:style>
    <style:style style:name="P26" style:family="paragraph" style:parent-style-name="Text_20_body">
      <style:paragraph-properties fo:margin-left="0.397cm" fo:margin-right="0cm" fo:text-align="start" style:justify-single-word="false" fo:text-indent="0cm" style:auto-text-indent="false"/>
      <style:text-properties fo:color="#2a6099" style:font-name="Courier New" officeooo:rsid="00299a5e" officeooo:paragraph-rsid="00299a5e"/>
    </style:style>
    <style:style style:name="T1" style:family="text">
      <style:text-properties officeooo:rsid="00184cdf"/>
    </style:style>
    <style:style style:name="T2" style:family="text">
      <style:text-properties officeooo:rsid="001a0cf0"/>
    </style:style>
    <style:style style:name="T3" style:family="text">
      <style:text-properties officeooo:rsid="001ba7cc"/>
    </style:style>
    <style:style style:name="T4" style:family="text">
      <style:text-properties officeooo:rsid="001d3471"/>
    </style:style>
    <style:style style:name="T5" style:family="text">
      <style:text-properties officeooo:rsid="001e8e3b"/>
    </style:style>
    <style:style style:name="T6" style:family="text">
      <style:text-properties officeooo:rsid="001ff55b"/>
    </style:style>
    <style:style style:name="T7" style:family="text">
      <style:text-properties style:font-name="Courier New" officeooo:rsid="001e8e3b"/>
    </style:style>
    <style:style style:name="T8" style:family="text">
      <style:text-properties officeooo:rsid="0021524f"/>
    </style:style>
    <style:style style:name="T9" style:family="text">
      <style:text-properties officeooo:rsid="00220d79"/>
    </style:style>
    <style:style style:name="T10" style:family="text">
      <style:text-properties officeooo:rsid="0024da1e"/>
    </style:style>
    <style:style style:name="T11" style:family="text">
      <style:text-properties officeooo:rsid="00267a82"/>
    </style:style>
    <style:style style:name="T12" style:family="text">
      <style:text-properties officeooo:rsid="00282c0f"/>
    </style:style>
    <style:style style:name="T13" style:family="text">
      <style:text-properties officeooo:rsid="001d06d5"/>
    </style:style>
    <style:style style:name="T14" style:family="text">
      <style:text-properties officeooo:rsid="00299a5e"/>
    </style:style>
    <style:style style:name="T15" style:family="text">
      <style:text-properties officeooo:rsid="0029f258"/>
    </style:style>
    <style:style style:name="T16" style:family="text">
      <style:text-properties officeooo:rsid="002cb37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pa</text:p>
      <text:p text:style-name="Subtitle">App Cliente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tab/><text:span text:style-name="T1">Registro de clientes</text:span></text:p>
      <text:p text:style-name="P2"><text:tab/><text:tab/><text:tab/><text:span text:style-name="T4">Rut , nombre, mapa geográfico,email,fono</text:span></text:p>
      <text:p text:style-name="P3"><text:tab/><text:tab/><text:tab/><text:span text:style-name="T4">Se puede ir registrando también los datos comerciales de cliente cuando realice</text:span></text:p>
      <text:p text:style-name="P15"><text:tab/><text:tab/><text:tab/> una compra </text:p>
      <text:p text:style-name="P2"><text:tab/> <text:s text:c="5"/></text:p>
      <text:p text:style-name="P4">Browser previo<text:tab/><text:tab/></text:p>
      <text:p text:style-name="P4"><text:tab/><text:tab/>Pantalla que muestra lo actuál y l<text:span text:style-name="T16">a</text:span>s otros noticias, ofert<text:span text:style-name="T16">as</text:span></text:p>
      <text:p text:style-name="P1"><text:span text:style-name="T2">M</text:span>enú de 4 áreas, </text:p>
      <text:list xml:id="list2637661989" text:style-name="L1">
        <text:list-item>
          <text:p text:style-name="P17">GardenCoach ( Asesosoría medioambiental, venta de productos y  prestación de servicios premium)</text:p>
        </text:list-item>
      </text:list>
      <text:p text:style-name="P8"/>
      <text:p text:style-name="P8"><text:tab/></text:p>
      <text:p text:style-name="P9"><text:tab/></text:p>
      <text:p text:style-name="P9"><text:tab/>Productos </text:p>
      <text:p text:style-name="P9"><text:tab/><text:span text:style-name="T10">Atributos del producto</text:span></text:p>
      <text:p text:style-name="P9"><text:tab/><text:tab/><text:span text:style-name="T10">Nombre </text:span></text:p>
      <text:p text:style-name="P12"><text:s text:c="10"/><text:span text:style-name="T14">Cantidad de las unidades al comprar</text:span></text:p>
      <text:p text:style-name="P12"><text:tab/><text:tab/>“”<text:span text:style-name="T14">La posibilidad de tener productos regalones se deja para una segunda vez...””</text:span></text:p>
      <text:p text:style-name="P12"><text:tab/><text:tab/></text:p>
      <text:p text:style-name="P9"><text:tab/><text:tab/><text:tab/></text:p>
      <text:p text:style-name="P10"><text:span text:style-name="T5"><text:tab/>Aparecen todos los productos ordenados por algún <text:tab/></text:span><text:span text:style-name="T7">criterio</text:span><text:span text:style-name="T5"> a tu</text:span></text:p>
      <text:p text:style-name="P18"><text:tab/>elección si son “muchos” y …</text:p>
      <text:p text:style-name="P10"><text:s text:c="5"/><text:span text:style-name="T8">Un buscador que pueda filtrar los productos por sus atributos</text:span></text:p>
      <text:p text:style-name="P11"><text:tab/><text:span text:style-name="T6">¿Que cantidad de tipos productos y de producto hay a</text:span></text:p>
      <text:p text:style-name="P11"><text:tab/><text:span text:style-name="T10">Selecciona el producto y se ve su ficha </text:span></text:p>
      <text:p text:style-name="P19"><text:soft-page-break/>prox?</text:p>
      <text:p text:style-name="P10"/>
      <text:p text:style-name="P10"/>
      <text:p text:style-name="P18">opción de filtrar por familia de productos, con foto sin foto</text:p>
      <text:p text:style-name="P9"/>
      <text:p text:style-name="P9"><text:tab/><text:tab/><text:tab/></text:p>
      <text:p text:style-name="P10"><text:tab/><text:tab/><text:tab/><text:span text:style-name="T2">Lista de productos con opción de carro de compra en</text:span></text:p>
      <text:p text:style-name="P20"><text:tab/><text:tab/><text:tab/>, carrousel por tipo<text:tab/><text:tab/><text:tab/><text:tab/></text:p>
      <text:p text:style-name="P20"><text:s text:c="15"/>La identificación del producto será a través de una <text:tab/><text:tab/><text:tab/>foto y un nombre del producto que incluya su presentación ó dosis . El listado parece con dos botones uno de $ y otra ficha del cliente </text:p>
      <text:p text:style-name="P10"><text:tab/><text:tab/><text:tab/><text:span text:style-name="T9">¿Cual <text:s/>es el formato del mismo producto? En el nombre del producto</text:span></text:p>
      <text:p text:style-name="P9"><text:s text:c="15"/></text:p>
      <text:p text:style-name="P9"><text:tab/><text:tab/><text:tab/><text:span text:style-name="T2">Lista de productos por cliente a despachar ordenados</text:span></text:p>
      <text:p text:style-name="P9"><text:tab/><text:tab/><text:tab/><text:tab/><text:span text:style-name="T3">por fecha y sector</text:span></text:p>
      <text:list xml:id="list172639810149807" text:continue-numbering="true" text:style-name="L1">
        <text:list-header>
          <text:p text:style-name="P17">Servicios <text:s text:c="2"/>asesoría medio amb<text:span text:style-name="T2">ie</text:span>nt<text:span text:style-name="T2">e</text:span></text:p>
          <text:list>
            <text:list-item>
              <text:list>
                <text:list-header>
                  <text:p text:style-name="P21"/>
                </text:list-header>
              </text:list>
            </text:list-item>
          </text:list>
          <text:p text:style-name="P17"><text:s text:c="2"/><text:tab/><text:tab/> <text:s/>premium</text:p>
          <text:p text:style-name="P17">clientes <text:s/>Alejandra registra clientes,opción visible y/o disponible </text:p>
          <text:list>
            <text:list-item>
              <text:list>
                <text:list-header>
                  <text:p text:style-name="P22"/>
                </text:list-header>
              </text:list>
            </text:list-item>
          </text:list>
        </text:list-header>
      </text:list>
      <text:p text:style-name="Text_20_body"><text:tab/><text:tab/><text:tab/> <text:s/><text:span text:style-name="T10">Manejo de ofertas <text:s text:c="2"/>, no se ncluyen descuentos???????</text:span></text:p>
      <text:p text:style-name="Text_20_body"><text:tab/></text:p>
      <text:list xml:id="list172639029160441" text:continue-numbering="true" text:style-name="L1">
        <text:list-item>
          <text:p text:style-name="P23">Ambienta Paisajismo ( Diseño y Construcción de areas verdes)</text:p>
        </text:list-item>
        <text:list-item>
          <text:p text:style-name="P23">Vertiflora ( muros verdes, modulos y huerto vertical)</text:p>
        </text:list-item>
        <text:list-item>
          <text:p text:style-name="P23">GardenCoach ( Asesosoría medioambiental, venta de productos y  prestación de servicios premium)</text:p>
        </text:list-item>
        <text:list-item>
          <text:p text:style-name="P24">Paisajismo Ontológico ( libro, ebooks,talleres y formación a otros <text:span text:style-name="T11">de</text:span></text:p>
          <text:p text:style-name="P25"/>
        </text:list-item>
      </text:list>
      <text:p text:style-name="P14"><text:s text:c="7"/><text:span text:style-name="T12">App Alejandra</text:span></text:p>
      <text:p text:style-name="P6">Ingresos de clientes</text:p>
      <text:p text:style-name="P6">ingreso de producto </text:p>
      <text:p text:style-name="P6">mantención de stock <text:s/><text:span text:style-name="T15">bodega </text:span>: Guias de entrada salida y despacho?</text:p>
      <text:p text:style-name="P16">El ingreso de productos y sus fotos <text:s/>y la ficha técnica y la descripción de pr oductos y una glosa</text:p>
      <text:p text:style-name="P13"/>
      <text:p text:style-name="P13"><text:soft-page-break/></text:p>
      <text:p text:style-name="P5">_____ <text:span text:style-name="T13">Existirá opción de mandar un mensaje de texto por celulares </text:span></text:p>
      <text:p text:style-name="P26">¿¿¿¿¿¿¿Existirá opción de comunicarse con alguien para preguntar como correo???????????</text:p>
      <text:p text:style-name="P7">El ingreso de cliente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8:54:42.768000000</meta:creation-date>
    <meta:generator>LibreOffice/6.1.0.3$Windows_X86_64 LibreOffice_project/efb621ed25068d70781dc026f7e9c5187a4decd1</meta:generator>
    <dc:date>2018-10-17T17:24:10.854000000</dc:date>
    <meta:editing-duration>PT51M16S</meta:editing-duration>
    <meta:editing-cycles>11</meta:editing-cycles>
    <meta:document-statistic meta:table-count="0" meta:image-count="0" meta:object-count="0" meta:page-count="3" meta:paragraph-count="55" meta:word-count="340" meta:character-count="2181" meta:non-whitespace-character-count="1747"/>
  </office:meta>
</office:document-meta>
</file>